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0dc03" officeooo:paragraph-rsid="0010dc03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normal" officeooo:rsid="0010dc03" officeooo:paragraph-rsid="0010dc03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rsid="0010dc03" officeooo:paragraph-rsid="0010dc03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12eca1" officeooo:paragraph-rsid="0012eca1" style:font-weight-asian="normal" style:font-weight-complex="normal"/>
    </style:style>
    <style:style style:name="T1" style:family="text">
      <style:text-properties officeooo:rsid="0011a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2.1. Envia a un compañero un mensaje cifrado con Polybios. El mensaje deberá incluir una pregunta que el compañero deberá contestar. Anota ambos mensajes con y sin cifrado.</text:p>
      <text:p text:style-name="P2"/>
      <text:p text:style-name="P3">Mensaje sin cifrar:</text:p>
      <text:p text:style-name="P4">Que has desayunado hoy</text:p>
      <text:p text:style-name="P3">Mensaje cifrado:</text:p>
      <text:p text:style-name="P4">DADEAE BCAADC ADAEDCAAEDDECCAAADCD BCCDED</text:p>
      <text:p text:style-name="P5">Respuesta del compañero<text:span text:style-name="T1">(Pablo)</text:span> cifrada:</text:p>
      <text:p text:style-name="P6">ACAABAAE ACCDCC DDCDDBDDAADC</text:p>
      <text:p text:style-name="P5">Respuesta del compañero<text:span text:style-name="T1">(Pablo)</text:span> sin cifrar:</text:p>
      <text:p text:style-name="P6">Cafe con tor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1-25T11:30:39.973522166</meta:creation-date>
    <dc:date>2019-11-25T12:07:22.703406419</dc:date>
    <dc:creator>I103-02 </dc:creator>
    <meta:editing-duration>PT7M16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9" meta:word-count="56" meta:character-count="396" meta:non-whitespace-character-count="349"/>
  </office:meta>
</office:document-meta>
</file>